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5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7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6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1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3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5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7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1" style:family="paragraph">
      <style:paragraph-properties fo:text-align="center" style:writing-mode="lr-tb"/>
      <style:text-properties fo:color="#111111" loext:opacity="100%" style:font-name="Hack Nerd Font Mono1" fo:font-size="8pt" fo:letter-spacing="-0.03cm"/>
    </style:style>
    <style:style style:name="P5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9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14pt" style:font-size-asian="14pt" style:font-size-complex="14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style:style style:name="T24" style:family="text">
      <style:text-properties fo:color="#111111" loext:opacity="100%" style:font-name="Hack Nerd Font Mono1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6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7.329cm" svg:y="5.913cm">
          <text:p text:style-name="P25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1.214cm" svg:height="1.249cm" svg:x="1.27cm" svg:y="1.571cm">
          <text:p text:style-name="P28"><text:span text:style-name="T16">Wh</text:span></text:p>
          <text:p text:style-name="P28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.214cm" svg:height="1.25cm" svg:x="5.38cm" svg:y="1.17cm">
          <text:p text:style-name="P30"><text:span text:style-name="T17">Wh</text:span></text:p>
          <text:p text:style-name="P30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.215cm" svg:height="1.25cm" svg:x="4.01cm" svg:y="0.97cm">
          <text:p text:style-name="P30"><text:span text:style-name="T17">Wh</text:span></text:p>
          <text:p text:style-name="P30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.215cm" svg:height="1.25cm" svg:x="2.64cm" svg:y="1.17cm">
          <text:p text:style-name="P30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.214cm" svg:height="1.25cm" svg:x="5.38cm" svg:y="2.558cm">
          <text:p text:style-name="P32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.215cm" svg:height="1.25cm" svg:x="4.01cm" svg:y="2.358cm">
          <text:p text:style-name="P32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1.215cm" svg:height="1.25cm" svg:x="2.64cm" svg:y="2.558cm">
          <text:p text:style-name="P32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.214cm" svg:height="1.249cm" svg:x="1.27cm" svg:y="2.959cm">
          <text:p text:style-name="P34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1cm" svg:y="2.558cm">
          <text:p text:style-name="P25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1cm" svg:y="2.358cm">
          <text:p text:style-name="P25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1cm" svg:y="2.558cm">
          <text:p text:style-name="P25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1.218cm" svg:height="1.249cm" svg:x="9.525cm" svg:y="5.913cm">
          <text:p text:style-name="P25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7" draw:layer="layout" svg:width="1.219cm" svg:height="1.25cm" svg:x="10.866cm" svg:y="5.713cm">
          <text:p text:style-name="P36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1cm" svg:y="1.17cm">
          <text:p text:style-name="P25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9" draw:layer="layout" svg:width="1.219cm" svg:height="1.25cm" svg:x="12.871cm" svg:y="0.97cm">
          <text:p text:style-name="P38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9" draw:layer="layout" svg:width="1.219cm" svg:height="1.25cm" svg:x="14.241cm" svg:y="1.17cm">
          <text:p text:style-name="P38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6" draw:layer="layout" svg:width="1.218cm" svg:height="1.249cm" svg:x="15.64cm" svg:y="1.571cm">
          <text:p text:style-name="P25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3" draw:layer="layout" svg:width="1.219cm" svg:height="1.25cm" svg:x="11.501cm" svg:y="2.558cm">
          <text:p text:style-name="P32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3" draw:layer="layout" svg:width="1.219cm" svg:height="1.25cm" svg:x="12.871cm" svg:y="2.358cm">
          <text:p text:style-name="P32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3" draw:layer="layout" svg:width="1.219cm" svg:height="1.25cm" svg:x="14.241cm" svg:y="2.558cm">
          <text:p text:style-name="P32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3" draw:layer="layout" svg:width="1.218cm" svg:height="1.249cm" svg:x="15.64cm" svg:y="2.959cm">
          <text:p text:style-name="P32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1cm" svg:y="3.745cm">
          <text:p text:style-name="P25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1cm" svg:y="3.945cm">
          <text:p text:style-name="P25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2" draw:layer="layout" svg:width="1.214cm" svg:height="1.249cm" svg:x="6.75cm" svg:y="1.371cm">
          <text:p text:style-name="P41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4" draw:layer="layout" svg:width="1.214cm" svg:height="1.249cm" svg:x="6.75cm" svg:y="2.759cm">
          <text:p text:style-name="P43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1cm" svg:y="1.17cm">
          <text:p text:style-name="P45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1cm" svg:y="0.97cm">
          <text:p text:style-name="P45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1cm" svg:y="1.17cm">
          <text:p text:style-name="P45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1.571cm">
          <text:p text:style-name="P47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1cm" svg:y="2.558cm">
          <text:p text:style-name="P45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1cm" svg:y="2.358cm">
          <text:p text:style-name="P45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1cm" svg:y="2.558cm">
          <text:p text:style-name="P45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9" draw:layer="layout" svg:width="1.218cm" svg:height="1.249cm" svg:x="15.64cm" svg:y="2.959cm">
          <text:p text:style-name="P47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1cm" svg:y="3.945cm">
          <text:p text:style-name="P45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1cm" svg:y="3.745cm">
          <text:p text:style-name="P45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1cm" svg:y="3.945cm">
          <text:p text:style-name="P45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4.346cm">
          <text:p text:style-name="P47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0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2" draw:layer="layout" svg:width="1.214cm" svg:height="1.25cm" svg:x="5.38cm" svg:y="2.558cm">
          <text:p text:style-name="P51"><text:span text:style-name="T24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4.01cm" svg:y="2.358cm">
          <text:p text:style-name="P51"><text:span text:style-name="T24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2.64cm" svg:y="2.558cm">
          <text:p text:style-name="P51"><text:span text:style-name="T24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7" draw:layer="layout" svg:width="1.214cm" svg:height="1.25cm" svg:x="5.38cm" svg:y="3.945cm">
          <text:p text:style-name="P36"><text:span text:style-name="T20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1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1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6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10-08T19:03:32.360077844</dc:date>
    <meta:editing-duration>P1DT5H54M50S</meta:editing-duration>
    <meta:editing-cycles>75</meta:editing-cycles>
    <meta:generator>LibreOffice/7.4.7.2$Linux_X86_64 LibreOffice_project/40$Build-2</meta:generator>
    <meta:print-date>2023-01-20T22:20:38.005855126</meta:print-date>
    <meta:document-statistic meta:object-count="280"/>
  </office:meta>
</office:document-meta>
</file>